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f5e" officeooo:paragraph-rsid="001acf5e"/>
    </style:style>
    <style:style style:name="P2" style:family="paragraph" style:parent-style-name="Standard">
      <style:text-properties officeooo:rsid="001b109f" officeooo:paragraph-rsid="001b109f"/>
    </style:style>
    <style:style style:name="P3" style:family="paragraph" style:parent-style-name="Standard">
      <style:text-properties officeooo:rsid="001ba716" officeooo:paragraph-rsid="001ba716"/>
    </style:style>
    <style:style style:name="P4" style:family="paragraph" style:parent-style-name="Standard">
      <style:text-properties officeooo:rsid="001d389d" officeooo:paragraph-rsid="001d389d"/>
    </style:style>
    <style:style style:name="P5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cf5e" officeooo:paragraph-rsid="001d389d"/>
    </style:style>
    <style:style style:name="P6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cf5e" officeooo:paragraph-rsid="001e0c77"/>
    </style:style>
    <style:style style:name="P7" style:family="paragraph" style:parent-style-name="Standard">
      <style:text-properties officeooo:paragraph-rsid="001e0c77"/>
    </style:style>
    <style:style style:name="T1" style:family="text">
      <style:text-properties officeooo:rsid="001b4565"/>
    </style:style>
    <style:style style:name="T2" style:family="text">
      <style:text-properties fo:font-variant="normal" fo:text-transform="none" fo:color="#202124" style:font-name="Roboto" fo:font-size="9.75pt" fo:letter-spacing="normal" fo:font-style="normal" fo:font-weight="normal"/>
    </style:style>
    <style:style style:name="T3" style:family="text">
      <style:text-properties fo:font-variant="normal" fo:text-transform="none" fo:color="#202124" style:font-name="Roboto" fo:font-size="9.75pt" fo:letter-spacing="normal" fo:font-style="normal" fo:font-weight="normal" officeooo:rsid="001e0c77"/>
    </style:style>
    <style:style style:name="T4" style:family="text">
      <style:text-properties officeooo:rsid="001e0c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computacional</text:p>
      <text:p text:style-name="P1">Clase 5 – 23/04/2021</text:p>
      <text:p text:style-name="P1"/>
      <text:p text:style-name="P2">Repaso Ejercicio 6</text:p>
      <text:p text:style-name="P2">Listas → se debe agregar las librerias System.Collection<text:span text:style-name="T1">s</text:span>.Generic y System.Ling</text:p>
      <text:p text:style-name="P3">Listas de Objetos → Objetos: tipo de dato que puede tener adentro varios variables, metodos y propiedades <text:s/></text:p>
      <text:p text:style-name="P3"/>
      <text:p text:style-name="P4">Ejercicios en clase </text:p>
      <text:p text:style-name="P6">int [,] array_2d_char=new int[4,4] {{32,15,24,11} ,{55,30,31,91},{80,8,22,101},{21,26,84,134}};</text:p>
      <text:p text:style-name="P4">1- Sumar todos los valores de la columna numero 3</text:p>
      <text:p text:style-name="P4">2- Sumar la diagonal que va del 32 al 134 [0.0][4,4]</text:p>
      <text:p text:style-name="P7"><text:span text:style-name="T4">3- </text:span><text:span text:style-name="T2">Generar una aplicacion conso</text:span><text:span text:style-name="T3">l</text:span><text:span text:style-name="T2">a con un array bidimencional de 6 filas por 6 columnas cargar valores aleatorios con numero positivos en las columnas pares y numeros aleatorios negativos en las columnas impares. ¿Como seria con filas en lugar de columnas?</text:span></text:p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8:56:22.613542543</meta:creation-date>
    <dc:date>2021-04-23T21:45:23.397790560</dc:date>
    <meta:editing-duration>PT6M59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06" meta:character-count="719" meta:non-whitespace-character-count="619"/>
  </office:meta>
</office:document-meta>
</file>